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notes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id="id0" draw:layer="layout" svg:width="17.5cm" svg:height="13cm" svg:x="5cm" svg:y="4cm">
          <text:p text:style-name="P2">Slide: 0</text:p>
          <text:p text:style-name="P2">Topic: Transition effects</text:p>
          <text:p text:id="textid0" text:style-name="P2">Some text to show text effects</text:p>
        </draw:rect>
        <anim:par presentation:node-type="timing-root">
          <anim:seq presentation:node-type="main-sequence"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Wipe" smil:subtype="leftToRight"/>
              <anim:set smil:begin="0.3s" smil:dur="0.001s" smil:fill="hold" smil:targetElement="id0" smil:attributeName="visibility" smil:to="visible"/>
              <anim:transitionFilter smil:begin="0.3s" smil:dur="1s" smil:targetElement="id0" smil:type="barWipe" smil:subtype="leftTo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Wipe" smil:subtype="topToBottom"/>
              <anim:set smil:begin="0.3s" smil:dur="0.001s" smil:fill="hold" smil:targetElement="id0" smil:attributeName="visibility" smil:to="visible"/>
              <anim:transitionFilter smil:begin="0.3s" smil:dur="1s" smil:targetElement="id0" smil:type="barWipe" smil:subtype="topTo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linds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linds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linds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linds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topLef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topRigh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top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bottomRigh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bott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bottomLeft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top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top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right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right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bottom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bottom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Wipe" smil:subtype="leftCenter"/>
              <anim:set smil:begin="0.3s" smil:dur="0.001s" smil:fill="hold" smil:targetElement="id0" smil:attributeName="visibility" smil:to="visible"/>
              <anim:transitionFilter smil:begin="0.3s" smil:dur="1s" smil:targetElement="id0" smil:type="boxWipe" smil:subtype="leftCente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ourBoxWipe" smil:subtype="cornersIn"/>
              <anim:set smil:begin="0.3s" smil:dur="0.001s" smil:fill="hold" smil:targetElement="id0" smil:attributeName="visibility" smil:to="visible"/>
              <anim:transitionFilter smil:begin="0.3s" smil:dur="1s" smil:targetElement="id0" smil:type="fourBoxWipe" smil:subtype="cornersI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ourBoxWipe" smil:subtype="cornersOut"/>
              <anim:set smil:begin="0.3s" smil:dur="0.001s" smil:fill="hold" smil:targetElement="id0" smil:attributeName="visibility" smil:to="visible"/>
              <anim:transitionFilter smil:begin="0.3s" smil:dur="1s" smil:targetElement="id0" smil:type="fourBoxWipe" smil:subtype="cornersOu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diagonalBottomLeft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diagonal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DoorWipe" smil:subtype="diagonalTopLeft"/>
              <anim:set smil:begin="0.3s" smil:dur="0.001s" smil:fill="hold" smil:targetElement="id0" smil:attributeName="visibility" smil:to="visible"/>
              <anim:transitionFilter smil:begin="0.3s" smil:dur="1s" smil:targetElement="id0" smil:type="barnDoorWipe" smil:subtype="diagonal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wTie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owTie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wTie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owTie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DiagonalWipe" smil:subtype="doubleBarnDoor"/>
              <anim:set smil:begin="0.3s" smil:dur="0.001s" smil:fill="hold" smil:targetElement="id0" smil:attributeName="visibility" smil:to="visible"/>
              <anim:transitionFilter smil:begin="0.3s" smil:dur="1s" smil:targetElement="id0" smil:type="miscDiagonalWipe" smil:subtype="doubleBarnDo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DiagonalWipe" smil:subtype="doubleDiamond"/>
              <anim:set smil:begin="0.3s" smil:dur="0.001s" smil:fill="hold" smil:targetElement="id0" smil:attributeName="visibility" smil:to="visible"/>
              <anim:transitionFilter smil:begin="0.3s" smil:dur="1s" smil:targetElement="id0" smil:type="miscDiagonalWipe" smil:subtype="doubleDiamond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vee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vee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top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Vee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barnVee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zigZagWipe" smil:subtype="leftToRight"/>
              <anim:set smil:begin="0.3s" smil:dur="0.001s" smil:fill="hold" smil:targetElement="id0" smil:attributeName="visibility" smil:to="visible"/>
              <anim:transitionFilter smil:begin="0.3s" smil:dur="1s" smil:targetElement="id0" smil:type="zigZagWipe" smil:subtype="leftTo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zigZagWipe" smil:subtype="topToBottom"/>
              <anim:set smil:begin="0.3s" smil:dur="0.001s" smil:fill="hold" smil:targetElement="id0" smil:attributeName="visibility" smil:to="visible"/>
              <anim:transitionFilter smil:begin="0.3s" smil:dur="1s" smil:targetElement="id0" smil:type="zigZagWipe" smil:subtype="topTo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ZigZag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barnZigZag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arnZigZag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barnZigZag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irisWipe" smil:subtype="rectangle"/>
              <anim:set smil:begin="0.3s" smil:dur="0.001s" smil:fill="hold" smil:targetElement="id0" smil:attributeName="visibility" smil:to="visible"/>
              <anim:transitionFilter smil:begin="0.3s" smil:dur="1s" smil:targetElement="id0" smil:type="irisWipe" smil:subtype="rectangl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irisWipe" smil:subtype="diamond"/>
              <anim:set smil:begin="0.3s" smil:dur="0.001s" smil:fill="hold" smil:targetElement="id0" smil:attributeName="visibility" smil:to="visible"/>
              <anim:transitionFilter smil:begin="0.3s" smil:dur="1s" smil:targetElement="id0" smil:type="irisWipe" smil:subtype="diamond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triangle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triangle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arrowHead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arrowHead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entagon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pentagon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entagon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pentagon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hexagon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hexagon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hexagon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hexagon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llipseWipe" smil:subtype="circle"/>
              <anim:set smil:begin="0.3s" smil:dur="0.001s" smil:fill="hold" smil:targetElement="id0" smil:attributeName="visibility" smil:to="visible"/>
              <anim:transitionFilter smil:begin="0.3s" smil:dur="1s" smil:targetElement="id0" smil:type="ellipseWipe" smil:subtype="circl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llipse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ellipse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llipse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ellipse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ye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eye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eye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eye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oundRect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roundRect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oundRect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roundRect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tarWipe" smil:subtype="fourPoint"/>
              <anim:set smil:begin="0.3s" smil:dur="0.001s" smil:fill="hold" smil:targetElement="id0" smil:attributeName="visibility" smil:to="visible"/>
              <anim:transitionFilter smil:begin="0.3s" smil:dur="1s" smil:targetElement="id0" smil:type="starWipe" smil:subtype="fourPoin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tarWipe" smil:subtype="fivePoint"/>
              <anim:set smil:begin="0.3s" smil:dur="0.001s" smil:fill="hold" smil:targetElement="id0" smil:attributeName="visibility" smil:to="visible"/>
              <anim:transitionFilter smil:begin="0.3s" smil:dur="1s" smil:targetElement="id0" smil:type="starWipe" smil:subtype="fivePoin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tarWipe" smil:subtype="sixPoint"/>
              <anim:set smil:begin="0.3s" smil:dur="0.001s" smil:fill="hold" smil:targetElement="id0" smil:attributeName="visibility" smil:to="visible"/>
              <anim:transitionFilter smil:begin="0.3s" smil:dur="1s" smil:targetElement="id0" smil:type="starWipe" smil:subtype="sixPoin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ShapeWipe" smil:subtype="heart"/>
              <anim:set smil:begin="0.3s" smil:dur="0.001s" smil:fill="hold" smil:targetElement="id0" smil:attributeName="visibility" smil:to="visible"/>
              <anim:transitionFilter smil:begin="0.3s" smil:dur="1s" smil:targetElement="id0" smil:type="miscShapeWipe" smil:subtype="hear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miscShapeWipe" smil:subtype="keyhole"/>
              <anim:set smil:begin="0.3s" smil:dur="0.001s" smil:fill="hold" smil:targetElement="id0" smil:attributeName="visibility" smil:to="visible"/>
              <anim:transitionFilter smil:begin="0.3s" smil:dur="1s" smil:targetElement="id0" smil:type="miscShapeWipe" smil:subtype="keyhol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Twelve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Twelv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Three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Thre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Six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Six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lockWipe" smil:subtype="clockwiseNine"/>
              <anim:set smil:begin="0.3s" smil:dur="0.001s" smil:fill="hold" smil:targetElement="id0" smil:attributeName="visibility" smil:to="visible"/>
              <anim:transitionFilter smil:begin="0.3s" smil:dur="1s" smil:targetElement="id0" smil:type="clockWipe" smil:subtype="clockwiseNin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one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one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twoBladeVertical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twoBlade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twoBladeHorizontal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twoBlade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three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three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four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four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inWheelWipe" smil:subtype="eightBlade"/>
              <anim:set smil:begin="0.3s" smil:dur="0.001s" smil:fill="hold" smil:targetElement="id0" smil:attributeName="visibility" smil:to="visible"/>
              <anim:transitionFilter smil:begin="0.3s" smil:dur="1s" smil:targetElement="id0" smil:type="pinWheelWipe" smil:subtype="eightBl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Top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Righ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Bottom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Lef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TopLef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ounterClockwiseBottomLef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ounterClockwise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lockwiseBottomRigh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lockwiseBott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ingleSweepWipe" smil:subtype="counterClockwiseTopRight"/>
              <anim:set smil:begin="0.3s" smil:dur="0.001s" smil:fill="hold" smil:targetElement="id0" smil:attributeName="visibility" smil:to="visible"/>
              <anim:transitionFilter smil:begin="0.3s" smil:dur="1s" smil:targetElement="id0" smil:type="singleSweepWipe" smil:subtype="counterClockwiseTop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centerTop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center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centerRight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center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top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bottom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n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fan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OutVertic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Out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OutHorizont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Out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InVertic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In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FanWipe" smil:subtype="fanInHorizontal"/>
              <anim:set smil:begin="0.3s" smil:dur="0.001s" smil:fill="hold" smil:targetElement="id0" smil:attributeName="visibility" smil:to="visible"/>
              <anim:transitionFilter smil:begin="0.3s" smil:dur="1s" smil:targetElement="id0" smil:type="doubleFanWipe" smil:subtype="fanIn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Vertic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Diagon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oppositeVertic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opposite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oppositeHorizontal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opposite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DiagonalTopLeft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Diagonal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oubleSweepWipe" smil:subtype="parallelDiagonalBottomLeft"/>
              <anim:set smil:begin="0.3s" smil:dur="0.001s" smil:fill="hold" smil:targetElement="id0" smil:attributeName="visibility" smil:to="visible"/>
              <anim:transitionFilter smil:begin="0.3s" smil:dur="1s" smil:targetElement="id0" smil:type="doubleSweepWipe" smil:subtype="parallelDiagonal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top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left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bottom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aloonDoor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saloonDoor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right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up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u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indshield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windshield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LeftHorizont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Left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LeftVertic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Left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Lef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Lef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topRigh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topRigh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bottomRigh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bottomRigh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nakeWipe" smil:subtype="bottomLeftDiagonal"/>
              <anim:set smil:begin="0.3s" smil:dur="0.001s" smil:fill="hold" smil:targetElement="id0" smil:attributeName="visibility" smil:to="visible"/>
              <anim:transitionFilter smil:begin="0.3s" smil:dur="1s" smil:targetElement="id0" smil:type="snakeWipe" smil:subtype="bottomLeftDiagon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Lef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Lef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Righ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Righ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Righ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Righ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Left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Left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Lef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Lef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topRigh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topRigh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Righ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Righ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piralWipe" smil:subtype="bottomLeftCounterClockwise"/>
              <anim:set smil:begin="0.3s" smil:dur="0.001s" smil:fill="hold" smil:targetElement="id0" smil:attributeName="visibility" smil:to="visible"/>
              <anim:transitionFilter smil:begin="0.3s" smil:dur="1s" smil:targetElement="id0" smil:type="spiralWipe" smil:subtype="bottomLeftCounterClockwis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Top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Top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Bottom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Bottom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Top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Top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verticalBottom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verticalBottom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Left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Left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RightSam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RightSam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Top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Top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horizontalTopRigh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horizontalTopRigh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diagonalBottom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diagonalBottom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arallelSnakesWipe" smil:subtype="diagonalTopLeftOpposite"/>
              <anim:set smil:begin="0.3s" smil:dur="0.001s" smil:fill="hold" smil:targetElement="id0" smil:attributeName="visibility" smil:to="visible"/>
              <anim:transitionFilter smil:begin="0.3s" smil:dur="1s" smil:targetElement="id0" smil:type="parallelSnakesWipe" smil:subtype="diagonalTopLeftOpposit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twoBoxTop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twoBox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twoBoxLeft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twoBox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twoBoxRight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twoBox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fourBoxVertical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fourBox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boxSnakesWipe" smil:subtype="fourBoxHorizontal"/>
              <anim:set smil:begin="0.3s" smil:dur="0.001s" smil:fill="hold" smil:targetElement="id0" smil:attributeName="visibility" smil:to="visible"/>
              <anim:transitionFilter smil:begin="0.3s" smil:dur="1s" smil:targetElement="id0" smil:type="boxSnakesWipe" smil:subtype="fourBox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verticalLef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vertical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verticalRigh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vertical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horizontalLef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horizontal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waterfallWipe" smil:subtype="horizontalRight"/>
              <anim:set smil:begin="0.3s" smil:dur="0.001s" smil:fill="hold" smil:targetElement="id0" smil:attributeName="visibility" smil:to="visible"/>
              <anim:transitionFilter smil:begin="0.3s" smil:dur="1s" smil:targetElement="id0" smil:type="waterfallWipe" smil:subtype="horizontal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Lef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Top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Righ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Bottom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BottomRigh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Bott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BottomLef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Bott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TopRigh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Top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fromTopLeft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fromTop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combHorizontal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comb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pushWipe" smil:subtype="combVertical"/>
              <anim:set smil:begin="0.3s" smil:dur="0.001s" smil:fill="hold" smil:targetElement="id0" smil:attributeName="visibility" smil:to="visible"/>
              <anim:transitionFilter smil:begin="0.3s" smil:dur="1s" smil:targetElement="id0" smil:type="pushWipe" smil:subtype="comb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Left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Lef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Top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Top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Right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Right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slideWipe" smil:subtype="fromBottom"/>
              <anim:set smil:begin="0.3s" smil:dur="0.001s" smil:fill="hold" smil:targetElement="id0" smil:attributeName="visibility" smil:to="visible"/>
              <anim:transitionFilter smil:begin="0.3s" smil:dur="1s" smil:targetElement="id0" smil:type="slideWipe" smil:subtype="fromBottom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crossfade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crossfade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fadeToColor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fadeToCol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fadeFromColor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fadeFromCol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fade" smil:subtype="fadeOverColor"/>
              <anim:set smil:begin="0.3s" smil:dur="0.001s" smil:fill="hold" smil:targetElement="id0" smil:attributeName="visibility" smil:to="visible"/>
              <anim:transitionFilter smil:begin="0.3s" smil:dur="1s" smil:targetElement="id0" smil:type="fade" smil:subtype="fadeOverColor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andomBarWipe" smil:subtype="vertical"/>
              <anim:set smil:begin="0.3s" smil:dur="0.001s" smil:fill="hold" smil:targetElement="id0" smil:attributeName="visibility" smil:to="visible"/>
              <anim:transitionFilter smil:begin="0.3s" smil:dur="1s" smil:targetElement="id0" smil:type="randomBarWipe" smil:subtype="vertic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randomBarWipe" smil:subtype="horizontal"/>
              <anim:set smil:begin="0.3s" smil:dur="0.001s" smil:fill="hold" smil:targetElement="id0" smil:attributeName="visibility" smil:to="visible"/>
              <anim:transitionFilter smil:begin="0.3s" smil:dur="1s" smil:targetElement="id0" smil:type="randomBarWipe" smil:subtype="horizontal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heckerBoardWipe" smil:subtype="down"/>
              <anim:set smil:begin="0.3s" smil:dur="0.001s" smil:fill="hold" smil:targetElement="id0" smil:attributeName="visibility" smil:to="visible"/>
              <anim:transitionFilter smil:begin="0.3s" smil:dur="1s" smil:targetElement="id0" smil:type="checkerBoardWipe" smil:subtype="down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checkerBoardWipe" smil:subtype="across"/>
              <anim:set smil:begin="0.3s" smil:dur="0.001s" smil:fill="hold" smil:targetElement="id0" smil:attributeName="visibility" smil:to="visible"/>
              <anim:transitionFilter smil:begin="0.3s" smil:dur="1s" smil:targetElement="id0" smil:type="checkerBoardWipe" smil:subtype="across"/>
            </anim:par>
            <anim:par smil:begin="0s" smil:fill="remove">
              <anim:set smil:begin="0s" smil:dur="0.001s" smil:fill="hold" smil:targetElement="textid0" smil:attributeName="visibility" smil:to="visible"/>
              <anim:transitionFilter smil:dur="1s" smil:targetElement="textid0" smil:type="dissolve" smil:subtype="default"/>
              <anim:set smil:begin="0.3s" smil:dur="0.001s" smil:fill="hold" smil:targetElement="id0" smil:attributeName="visibility" smil:to="visible"/>
              <anim:transitionFilter smil:begin="0.3s" smil:dur="1s" smil:targetElement="id0" smil:type="dissolve" smil:subtype="default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17.5cm" svg:height="13cm" svg:x="5cm" svg:y="4cm">
          <text:p text:style-name="P2">Slide: 1</text:p>
          <text:p text:style-name="P2">Topic: Property effects</text:p>
          <text:p text:id="textid1" text:style-name="P2">Some text to show text effects</text:p>
        </draw:rect>
        <anim:par presentation:node-type="timing-root">
          <anim:seq presentation:node-type="main-sequence"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color" smil:values="#000000;#FF0000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color" smil:values="#000000;#FF0000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font-size" smil:values="1pt;1.5pt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font-size" smil:values="1pt;1.5pt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fill-color" smil:values="#000000;#00FF00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fill-color" smil:values="#000000;#00FF00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height" smil:values="0.5*height;height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height" smil:values="0.5*height;height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stroke-color" smil:values="#000000;#0000FF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stroke-color" smil:values="#000000;#0000FF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opacity" smil:values="0.0;0.9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opacity" smil:values="0.0;0.9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rotate" smil:values="0;90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rotate" smil:values="0;90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skewX" smil:values="0;-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skewX" smil:values="0;-1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skewY" smil:values="0;-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skewY" smil:values="0;-1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width" smil:values="0.5*width;width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width" smil:values="0.5*width;width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x" smil:values="x-0.1;x+0.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x" smil:values="x-0.1;x+0.1" smil:keyTimes="0;1" presentation:additive="base"/>
            </anim:par>
            <anim:par smil:begin="0s" smil:dur="3s" smil:fill="remove">
              <anim:set smil:begin="0s" smil:dur="0.001s" smil:fill="hold" smil:targetElement="id1" smil:attributeName="visibility" smil:to="visible"/>
              <anim:animate smil:begin="0s" smil:dur="1s" smil:fill="hold" smil:targetElement="id1" smil:attributeName="y" smil:values="y-0.1;y+0.1" smil:keyTimes="0;1" presentation:additive="base"/>
              <anim:set smil:begin="0.6s" smil:dur="0.001s" smil:fill="hold" smil:targetElement="textid1" smil:attributeName="visibility" smil:to="visible"/>
              <anim:animate smil:begin="0.6s" smil:dur="1s" smil:fill="hold" smil:targetElement="textid1" smil:attributeName="y" smil:values="y-0.1;y+0.1" smil:keyTimes="0;1" presentation:additive="base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" draw:style-name="dp1" draw:master-page-name="Default">
        <office:forms form:automatic-focus="false" form:apply-design-mode="false"/>
        <draw:rect draw:style-name="gr1" draw:text-style-name="P1" draw:id="id2" draw:layer="layout" svg:width="17.5cm" svg:height="13cm" svg:x="5cm" svg:y="4cm">
          <text:p text:style-name="P2">Slide: 2</text:p>
          <text:p text:style-name="P2">Topic: Transformation effects</text:p>
          <text:p text:id="textid2" text:style-name="P2">Some text to show text effects</text:p>
        </draw:rect>
        <anim:par presentation:node-type="timing-root">
          <anim:seq presentation:node-type="main-sequence">
            <anim:par smil:begin="0s" smil:dur="3s" smil:fill="remove">
              <anim:set smil:begin="0s" smil:dur="0.001s" smil:fill="hold" smil:targetElement="id2" smil:attributeName="visibility" smil:to="visible"/>
              <anim:animateTransform smil:begin="0s" smil:dur="1s" smil:targetElement="id2" smil:fill="hold" smil:by="0.5*width,0.5*height" presentation:additive="base" svg:type="translate"/>
              <anim:set smil:begin="0.6s" smil:dur="0.001s" smil:fill="hold" smil:targetElement="textid2" smil:attributeName="visibility" smil:to="visible"/>
              <anim:animateTransform smil:begin="0.6s" smil:dur="1s" smil:targetElement="textid2" smil:fill="hold" smil:by="0.5*width,0.5*height" presentation:additive="base" svg:type="translate"/>
            </anim:par>
            <anim:par smil:begin="0s" smil:dur="3s" smil:fill="remove">
              <anim:set smil:begin="0s" smil:dur="0.001s" smil:fill="hold" smil:targetElement="id2" smil:attributeName="visibility" smil:to="visible"/>
              <anim:animateTransform smil:begin="0s" smil:dur="1s" smil:targetElement="id2" smil:fill="hold" smil:by="0.5*width,0.5*height" presentation:additive="base" svg:type="scale"/>
              <anim:set smil:begin="0.6s" smil:dur="0.001s" smil:fill="hold" smil:targetElement="textid2" smil:attributeName="visibility" smil:to="visible"/>
              <anim:animateTransform smil:begin="0.6s" smil:dur="1s" smil:targetElement="textid2" smil:fill="hold" smil:by="0.5*width,0.5*height" presentation:additive="base" svg:type="scale"/>
            </anim:par>
            <anim:par smil:begin="0s" smil:dur="3s" smil:fill="remove">
              <anim:set smil:begin="0s" smil:dur="0.001s" smil:fill="hold" smil:targetElement="id2" smil:attributeName="visibility" smil:to="visible"/>
              <anim:animateTransform smil:begin="0s" smil:dur="1s" smil:targetElement="id2" smil:fill="hold" smil:by="270" presentation:additive="base" svg:type="rotate"/>
              <anim:set smil:begin="0.6s" smil:dur="0.001s" smil:fill="hold" smil:targetElement="textid2" smil:attributeName="visibility" smil:to="visible"/>
              <anim:animateTransform smil:begin="0.6s" smil:dur="1s" smil:targetElement="textid2" smil:fill="hold" smil:by="270" presentation:additive="base" svg:type="rotate"/>
            </anim:par>
            <anim:par smil:begin="0s" smil:dur="3s" smil:fill="remove">
              <anim:set smil:begin="0s" smil:dur="0.001s" smil:fill="hold" smil:targetElement="id2" smil:attributeName="visibility" smil:to="visible"/>
              <anim:animateTransform smil:begin="0s" smil:dur="1s" smil:targetElement="id2" smil:fill="hold" smil:by="-1" presentation:additive="base" svg:type="skewX"/>
              <anim:set smil:begin="0.6s" smil:dur="0.001s" smil:fill="hold" smil:targetElement="textid2" smil:attributeName="visibility" smil:to="visible"/>
              <anim:animateTransform smil:begin="0.6s" smil:dur="1s" smil:targetElement="textid2" smil:fill="hold" smil:by="-1" presentation:additive="base" svg:type="skewX"/>
            </anim:par>
            <anim:par smil:begin="0s" smil:dur="3s" smil:fill="remove">
              <anim:set smil:begin="0s" smil:dur="0.001s" smil:fill="hold" smil:targetElement="id2" smil:attributeName="visibility" smil:to="visible"/>
              <anim:animateTransform smil:begin="0s" smil:dur="1s" smil:targetElement="id2" smil:fill="hold" smil:by="1" presentation:additive="base" svg:type="skewY"/>
              <anim:set smil:begin="0.6s" smil:dur="0.001s" smil:fill="hold" smil:targetElement="textid2" smil:attributeName="visibility" smil:to="visible"/>
              <anim:animateTransform smil:begin="0.6s" smil:dur="1s" smil:targetElement="textid2" smil:fill="hold" smil:by="1" presentation:additive="base" svg:type="skewY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" draw:style-name="dp1" draw:master-page-name="Default">
        <office:forms form:automatic-focus="false" form:apply-design-mode="false"/>
        <draw:rect draw:style-name="gr1" draw:text-style-name="P1" draw:id="id3" draw:layer="layout" svg:width="17.5cm" svg:height="13cm" svg:x="5cm" svg:y="4cm">
          <text:p text:style-name="P2">Slide: 3</text:p>
          <text:p text:style-name="P2">Topic: Path motion effects</text:p>
          <text:p text:id="textid3" text:style-name="P2">Some text to show text effects</text:p>
        </draw:rect>
        <anim:par presentation:node-type="timing-root">
          <anim:seq presentation:node-type="main-sequence">
            <anim:par smil:begin="0s" smil:dur="10s" smil:fill="remove">
              <anim:set smil:begin="0s" smil:dur="0.001s" smil:fill="hold" smil:targetElement="id3" smil:attributeName="visibility" smil:to="visible"/>
              <anim:animateMotion smil:dur="5s" smil:fill="hold" smil:targetElement="id3" presentation:additive="base" svg:path="m0.0 0.07658c0.0098-0.00493 0.00197-0.00985 0.00295-0.01478 0.00191 0.00 0.00383 0.00 0.00574 0.00-0.00005 0.00033-0.00011 0.00065-0.00016 0.00098-0.00034 0.00276-0.00060 0.00446-0.00077 0.00512-0.00021 0.00086-0.00031 0.00143-0.00031 0.00170 0.00 0.00200 0.00150 0.00369 0.00452 0.00507 0.00301 0.00138 0.00671 0.00206 0.01108 0.00206 0.00438 0.00 0.00816-0.00164 0.01134-0.00493 0.00319-0.00329 0.00478-0.00719 0.00478-0.01170 0.00-0.00514-0.00311-0.01022-0.00935-0.01525-0.00162-0.00129-0.00324-0.00258-0.00486-0.00387-0.00806-0.00651-0.01209-0.01290-0.01209-0.01917s0.0251-0.01148 0.00752-0.01561 0.01131-0.00620 0.01889-0.00620c0.0585 0.00 0.01276 0.00126 0.02072 0.00377-0.00102 0.00512-0.00203 0.01023-0.00305 0.01535-0.00191 0.00-0.00383 0.00-0.00574 0.00 0.00009-0.00052 0.00017-0.00103 0.00026-0.00155 0.00019-0.00195 0.00038-0.00389 0.00057-0.00584 0.00009-0.00062 0.00017-0.00124 0.00026-0.00186-0.00014-0.00183-0.00155-0.00337-0.00424-0.00462-0.00269-0.00126-0.00589-0.00189-0.00961-0.00189-0.00424 0.00-0.00782 0.00144-0.01075 0.00431-0.00293 0.00288-0.00439 0.00640-0.00439 0.01057 0.00 0.00510 0.00334 0.01035 0.01002 0.01576 0.00172 0.00138 0.00345 0.00275 0.00517 0.00413 0.00782 0.00631 0.01173 0.01277 0.01173 0.01938 0.00 0.00675-0.00272 0.01224-0.00816 0.01646-0.00545 0.00422-0.01256 0.00633-0.02134 0.00633-0.00538 0.00-0.01165-0.00105-0.01881-0.00315-0.00064-0.00019-0.00128-0.00038-0.00192-0.00057z"/>
              <anim:set smil:begin="3.6s" smil:dur="0.001s" smil:fill="hold" smil:targetElement="textid3" smil:attributeName="visibility" smil:to="visible"/>
              <anim:animateMotion smil:begin="3.6s" smil:dur="5s" smil:fill="hold" smil:targetElement="textid3" presentation:additive="base" svg:path="m0.0 0.07658c0.0098-0.00493 0.00197-0.00985 0.00295-0.01478 0.00191 0.00 0.00383 0.00 0.00574 0.00-0.00005 0.00033-0.00011 0.00065-0.00016 0.00098-0.00034 0.00276-0.00060 0.00446-0.00077 0.00512-0.00021 0.00086-0.00031 0.00143-0.00031 0.00170 0.00 0.00200 0.00150 0.00369 0.00452 0.00507 0.00301 0.00138 0.00671 0.00206 0.01108 0.00206 0.00438 0.00 0.00816-0.00164 0.01134-0.00493 0.00319-0.00329 0.00478-0.00719 0.00478-0.01170 0.00-0.00514-0.00311-0.01022-0.00935-0.01525-0.00162-0.00129-0.00324-0.00258-0.00486-0.00387-0.00806-0.00651-0.01209-0.01290-0.01209-0.01917s0.0251-0.01148 0.00752-0.01561 0.01131-0.00620 0.01889-0.00620c0.0585 0.00 0.01276 0.00126 0.02072 0.00377-0.00102 0.00512-0.00203 0.01023-0.00305 0.01535-0.00191 0.00-0.00383 0.00-0.00574 0.00 0.00009-0.00052 0.00017-0.00103 0.00026-0.00155 0.00019-0.00195 0.00038-0.00389 0.00057-0.00584 0.00009-0.00062 0.00017-0.00124 0.00026-0.00186-0.00014-0.00183-0.00155-0.00337-0.00424-0.00462-0.00269-0.00126-0.00589-0.00189-0.00961-0.00189-0.00424 0.00-0.00782 0.00144-0.01075 0.00431-0.00293 0.00288-0.00439 0.00640-0.00439 0.01057 0.00 0.00510 0.00334 0.01035 0.01002 0.01576 0.00172 0.00138 0.00345 0.00275 0.00517 0.00413 0.00782 0.00631 0.01173 0.01277 0.01173 0.01938 0.00 0.00675-0.00272 0.01224-0.00816 0.01646-0.00545 0.00422-0.01256 0.00633-0.02134 0.00633-0.00538 0.00-0.01165-0.00105-0.01881-0.00315-0.00064-0.00019-0.00128-0.00038-0.00192-0.00057z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" draw:style-name="dp1" draw:master-page-name="Default">
        <office:forms form:automatic-focus="false" form:apply-design-mode="false"/>
        <draw:rect draw:style-name="gr1" draw:text-style-name="P1" draw:id="id10000" draw:layer="layout" svg:width="17.5cm" svg:height="13cm" svg:x="5cm" svg:y="4cm">
          <text:p text:style-name="P2">Slide: 4</text:p>
          <text:p text:style-name="P2">Topic: Misc effects</text:p>
          <text:p text:id="textid10001" text:style-name="P2">Some text to show accelerate effects</text:p>
          <text:p text:id="textid10002" text:style-name="P2">Some text to show decelerate effects</text:p>
          <text:p text:id="textid10003" text:style-name="P2">Some text to show additive effects</text:p>
          <text:p text:id="textid10004" text:style-name="P2">Some text to show autoreverse effects</text:p>
          <text:p text:id="textid10005" text:style-name="P2">Some text to show key value effects</text:p>
          <text:p text:id="textid10006" text:style-name="P2">Some text to show discrete key value effects</text:p>
          <text:p text:id="textid10007" text:style-name="P2">Some text to show formula effects</text:p>
        </draw:rect>
        <anim:par presentation:node-type="timing-root">
          <anim:seq presentation:node-type="main-sequence">
            <anim:par smil:begin="0s" smil:fill="remove">
              <anim:set smil:begin="0s" smil:dur="0.001s" smil:fill="hold" smil:targetElement="textid10001" smil:attributeName="visibility" smil:to="visible"/>
              <anim:animate smil:begin="0s" smil:dur="10s" smil:fill="hold" smil:targetElement="textid10001" smil:accelerate="0.5" smil:attributeName="x" smil:by="0.3" presentation:additive="base"/>
            </anim:par>
            <anim:par smil:begin="0s" smil:fill="remove">
              <anim:set smil:begin="0s" smil:dur="0.001s" smil:fill="hold" smil:targetElement="textid10002" smil:attributeName="visibility" smil:to="visible"/>
              <anim:animate smil:begin="0s" smil:dur="10s" smil:fill="hold" smil:targetElement="textid10002" smil:decelerate="0.5" smil:attributeName="x" smil:by="0.3" presentation:additive="base"/>
            </anim:par>
            <anim:par smil:begin="0s" smil:fill="remove">
              <anim:set smil:begin="0s" smil:dur="0.001s" smil:fill="hold" smil:targetElement="textid10003" smil:attributeName="visibility" smil:to="visible"/>
              <anim:animate smil:begin="0s" smil:dur="3s" smil:fill="hold" smil:targetElement="textid10003" smil:attributeName="x" smil:to="0.3" presentation:additive="sum"/>
              <anim:animate smil:begin="0s" smil:dur="6s" smil:fill="hold" smil:targetElement="textid10003" smil:attributeName="x" smil:to="0.3" presentation:additive="sum"/>
            </anim:par>
            <anim:par smil:begin="0s" smil:fill="remove">
              <anim:set smil:begin="0s" smil:dur="0.001s" smil:fill="hold" smil:targetElement="textid10004" smil:attributeName="visibility" smil:to="visible"/>
              <anim:animate smil:begin="0s" smil:dur="5s" smil:fill="hold" smil:targetElement="textid10004" smil:attributeName="y" smil:from="0.3" smil:to="0.8" smil:autoReverse="true" presentation:additive="base"/>
            </anim:par>
            <anim:par smil:begin="0s" smil:fill="remove">
              <anim:set smil:begin="0s" smil:dur="0.001s" smil:fill="hold" smil:targetElement="textid10005" smil:attributeName="visibility" smil:to="visible"/>
              <anim:animateTransform smil:begin="0s" smil:dur="10s" smil:fill="hold" smil:targetElement="textid10005" smil:values="0.5,0.5;0.8,0.5;0.8,0.8;0.5,0.5" smil:keyTimes="0;0.3;0.6;1" presentation:additive="base" svg:type="translate"/>
            </anim:par>
            <anim:par smil:begin="0s" smil:fill="remove">
              <anim:set smil:begin="0s" smil:dur="0.001s" smil:fill="hold" smil:targetElement="textid10006" smil:attributeName="visibility" smil:to="visible"/>
              <anim:animateTransform smil:begin="0s" smil:dur="10s" smil:fill="hold" smil:targetElement="textid10006" smil:values="0.5,0.5;0.8,0.5;0.8,0.8;0.5,0.5" smil:keyTimes="0;0.3;0.6;1" smil:calcMode="discrete" presentation:additive="base" svg:type="translate"/>
            </anim:par>
            <anim:par smil:begin="0s" smil:fill="remove">
              <anim:set smil:begin="0s" smil:dur="0.001s" smil:fill="hold" smil:targetElement="textid10007" smil:attributeName="visibility" smil:to="visible"/>
              <anim:animate smil:begin="0s" smil:dur="3s" smil:fill="hold" smil:targetElement="textid10007" smil:attributeName="y" smil:values="0;1" smil:keyTimes="0;1" anim:formula="y+0.3*height*sin(5*pi*$)" presentation:additive="base"/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" draw:style-name="dp1" draw:master-page-name="Default">
        <office:forms form:automatic-focus="false" form:apply-design-mode="false"/>
        <draw:rect draw:style-name="gr1" draw:text-style-name="P1" draw:id="id20000" draw:layer="layout" svg:width="17.5cm" svg:height="13cm" svg:x="5cm" svg:y="4cm">
          <text:p text:style-name="P2">Slide: 5</text:p>
          <text:p text:style-name="P2">Topic: Text effects</text:p>
          <text:p text:id="textid20001" text:style-name="P2">Some text to show iterated single paragraph</text:p>
          <text:p text:id="textid20002" text:style-name="P2">Some text to show iterated word-by-word effects</text:p>
          <text:p text:id="textid20003" text:style-name="P2">Some text to show iterated letter-by-letter effects</text:p>
          <text:p text:id="textid20004" text:style-name="P2">Some more text</text:p>
          <text:p text:id="textid20005" text:style-name="P2">Some more text</text:p>
          <text:p text:id="textid20006" text:style-name="P2">Some more text</text:p>
          <text:p text:id="textid20007" text:style-name="P2">Some more text</text:p>
          <text:p text:id="textid20008" text:style-name="P2">Some more text</text:p>
        </draw:rect>
        <anim:par presentation:node-type="timing-root">
          <anim:seq presentation:node-type="main-sequence">
            <anim:par smil:begin="0s" smil:fill="remove">
              <anim:iterate smil:begin="0s" smil:fill="hold" smil:targetElement="id20000" anim:iterate-type="by-paragraph" anim:iterate-interval="0.2s">
                <anim:set smil:begin="0s" smil:dur="0.001s" smil:fill="hold" smil:attributeName="visibility" smil:to="visible"/>
                <anim:animate smil:begin="0s" smil:dur="2s" smil:fill="hold" smil:decelerate="0.5" smil:attributeName="x" smil:from="1.0" smil:to="x" presentation:additive="base"/>
              </anim:iterate>
            </anim:par>
            <anim:par smil:begin="0s" smil:fill="remove">
              <anim:set smil:begin="0s" smil:dur="0.001s" smil:targetElement="id20000" smil:fill="hold" smil:attributeName="visibility" smil:to="visible"/>
              <anim:iterate smil:begin="0s" smil:fill="hold" smil:targetElement="textid20002" anim:iterate-type="by-word" anim:iterate-interval="0.2s">
                <anim:set smil:begin="0s" smil:dur="0.001s" smil:fill="hold" smil:attributeName="visibility" smil:to="visible"/>
                <anim:animate smil:begin="0s" smil:dur="2s" smil:fill="hold" smil:decelerate="0.5" smil:attributeName="x" smil:from="1.0" smil:to="x" presentation:additive="base"/>
              </anim:iterate>
            </anim:par>
            <anim:par smil:begin="0s" smil:fill="remove">
              <anim:set smil:begin="0s" smil:dur="0.001s" smil:targetElement="id20000" smil:fill="hold" smil:attributeName="visibility" smil:to="visible"/>
              <anim:iterate smil:begin="0s" smil:fill="hold" smil:targetElement="textid20003" anim:iterate-type="by-letter" anim:iterate-interval="0.2s">
                <anim:set smil:begin="0s" smil:dur="0.001s" smil:fill="hold" smil:attributeName="visibility" smil:to="visible"/>
                <anim:animate smil:begin="0s" smil:dur="2s" smil:fill="hold" smil:decelerate="0.5" smil:attributeName="x" smil:from="1.0" smil:to="x" presentation:additive="base"/>
              </anim:iterate>
            </anim:par>
          </anim:seq>
        </anim:par>
        <presentation:notes draw:style-name="dp1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presentation:settings presentation:full-screen="false"/>
    </office:presentation>
  </office:body>
</office:document-content>
</file>